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6" style:family="paragraph" style:parent-style-name="Standard">
      <style:text-properties officeooo:paragraph-rsid="00211236"/>
    </style:style>
    <style:style style:name="P67" style:family="paragraph" style:parent-style-name="Standard">
      <style:text-properties officeooo:paragraph-rsid="08a6391a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7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7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7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7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7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8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8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8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8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8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8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8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87" style:family="paragraph">
      <loext:graphic-properties draw:fill="none"/>
      <style:paragraph-properties fo:text-align="center"/>
    </style:style>
    <style:style style:name="P88" style:family="paragraph">
      <loext:graphic-properties draw:fill="none"/>
      <style:paragraph-properties fo:text-align="center"/>
      <style:text-properties fo:font-size="12pt"/>
    </style:style>
    <style:style style:name="P89" style:family="paragraph">
      <loext:graphic-properties draw:fill="none"/>
    </style:style>
    <style:style style:name="P90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5"><draw:line text:anchor-type="char" draw:z-index="0" draw:name="Shape3_8" draw:style-name="gr5" draw:text-style-name="P90" svg:x1="1.8528in" svg:y1="0.1791in" svg:x2="3.8075in" svg:y2="0.1791in"><text:p/></draw:line><draw:line text:anchor-type="char" draw:z-index="1" draw:name="Shape3_9" draw:style-name="gr5" draw:text-style-name="P90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2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2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5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46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01681415840">
          <table:table-cell table:style-name="Table5.A1" office:value-type="string">
            <text:p text:style-name="P11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1">လစာဝင်ငွေခွန်နုတ်ယူခြင်းခံရသူ</text:p>
          </table:table-cell>
        </table:table-row>
        <table:table-row table:style-name="TableLine2001681414048">
          <table:table-cell table:style-name="Table5.A1" office:value-type="string">
            <text:p text:style-name="P38"><draw:line text:anchor-type="paragraph" draw:z-index="7" draw:name="Shape3_0" draw:style-name="gr1" draw:text-style-name="P8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2"/>
          </table:table-cell>
          <table:table-cell table:style-name="Table5.A1" table:number-rows-spanned="2" office:value-type="string">
            <text:p text:style-name="P76"><text:span text:style-name="T24"/></text:p>
          </table:table-cell>
        </table:table-row>
        <table:table-row table:style-name="TableLine2001681411744">
          <table:table-cell table:style-name="Table5.A1" office:value-type="string">
            <text:p text:style-name="P39"><draw:line text:anchor-type="paragraph" draw:z-index="8" draw:name="Shape3_1" draw:style-name="gr1" draw:text-style-name="P8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2"/>
          </table:table-cell>
          <table:covered-table-cell/>
        </table:table-row>
        <table:table-row table:style-name="TableLine2001681420192">
          <table:table-cell table:style-name="Table5.A1" office:value-type="string">
            <text:p text:style-name="P39"><draw:line text:anchor-type="paragraph" draw:z-index="9" draw:name="Shape3_2" draw:style-name="gr1" draw:text-style-name="P8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40"><draw:line text:anchor-type="paragraph" draw:z-index="15" draw:name="Shape3_11" draw:style-name="gr1" draw:text-style-name="P8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81420448">
          <table:table-cell table:style-name="Table5.A1" office:value-type="string">
            <text:p text:style-name="P13"><draw:line text:anchor-type="paragraph" draw:z-index="13" draw:name="Shape3_3" draw:style-name="gr1" draw:text-style-name="P8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3"><draw:line text:anchor-type="paragraph" draw:z-index="10" draw:name="Shape3_4" draw:style-name="gr1" draw:text-style-name="P87" svg:x1="0.0827in" svg:y1="0.1811in" svg:x2="3.3693in" svg:y2="0.1811in"><text:p/></draw:line><draw:line text:anchor-type="paragraph" draw:z-index="14" draw:name="Shape3_10" draw:style-name="gr1" draw:text-style-name="P87" svg:x1="3.7744in" svg:y1="0.1811in" svg:x2="7.5701in" svg:y2="0.1811in"><text:p/></draw:line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8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81418912">
          <table:table-cell table:style-name="Table5.A1" office:value-type="string">
            <text:p text:style-name="P13"><draw:line text:anchor-type="paragraph" draw:z-index="11" draw:name="Shape3_6" draw:style-name="gr1" draw:text-style-name="P8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table:number-rows-spanned="2" office:value-type="string">
            <text:p text:style-name="P42"><draw:line text:anchor-type="paragraph" draw:z-index="17" draw:name="Shape3_13" draw:style-name="gr1" draw:text-style-name="P8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81423008">
          <table:table-cell table:style-name="Table5.A1" office:value-type="string">
            <text:p text:style-name="P13"><draw:line text:anchor-type="paragraph" draw:z-index="12" draw:name="Shape3_7" draw:style-name="gr1" draw:text-style-name="P87" svg:x1="1.9563in" svg:y1="0.2067in" svg:x2="3.3689in" svg:y2="0.202in"><text:p/></draw:line><draw:line text:anchor-type="paragraph" draw:z-index="18" draw:name="Shape3_14" draw:style-name="gr1" draw:text-style-name="P8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2"/>
          </table:table-cell>
          <table:covered-table-cell/>
        </table:table-row>
      </table:table>
      <text:p text:style-name="P6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75">လစာဝင်ငွေခွန်နုတ်ယူခြင်းခံရသူ</text:p>
          </table:table-cell>
          <table:table-cell table:style-name="Table1.A1" office:value-type="string">
            <text:p text:style-name="P82"/>
          </table:table-cell>
          <table:table-cell table:style-name="Table1.A1" office:value-type="string">
            <text:p text:style-name="P75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80"><draw:line text:anchor-type="paragraph" draw:z-index="28" draw:name="Shape3_20" draw:style-name="gr1" draw:text-style-name="P8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80"/>
          </table:table-cell>
          <table:table-cell table:style-name="Table1.A1" office:value-type="string">
            <text:p text:style-name="P73"/>
          </table:table-cell>
          <table:table-cell table:style-name="Table1.A1" table:number-rows-spanned="2" office:value-type="string">
            <text:p text:style-name="P80"><draw:line text:anchor-type="paragraph" draw:z-index="29" draw:name="Shape3_24" draw:style-name="gr1" draw:text-style-name="P8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80"><draw:line text:anchor-type="paragraph" draw:z-index="30" draw:name="Shape3_25" draw:style-name="gr1" draw:text-style-name="P87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80"><draw:line text:anchor-type="paragraph" draw:z-index="31" draw:name="Shape3_26" draw:style-name="gr1" draw:text-style-name="P8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73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80"><draw:line text:anchor-type="paragraph" draw:z-index="32" draw:name="Shape3_27" draw:style-name="gr1" draw:text-style-name="P8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80"><draw:line text:anchor-type="paragraph" draw:z-index="33" draw:name="Shape3_28" draw:style-name="gr1" draw:text-style-name="P8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71"><draw:line text:anchor-type="paragraph" draw:z-index="35" draw:name="Shape3_30" draw:style-name="gr1" draw:text-style-name="P8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71"><draw:line text:anchor-type="paragraph" draw:z-index="34" draw:name="Shape3_29" draw:style-name="gr1" draw:text-style-name="P87" svg:x1="0.0827in" svg:y1="0.1811in" svg:x2="3.3693in" svg:y2="0.1811in"><text:p/></draw:line><draw:line text:anchor-type="paragraph" draw:z-index="36" draw:name="Shape3_31" draw:style-name="gr1" draw:text-style-name="P87" svg:x1="3.7744in" svg:y1="0.1811in" svg:x2="7.5701in" svg:y2="0.1811in"><text:p/></draw:line></text:p>
          </table:table-cell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84"><draw:line text:anchor-type="paragraph" draw:z-index="37" draw:name="Shape3_32" draw:style-name="gr1" draw:text-style-name="P8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77254272">
          <table:table-cell table:style-name="Table1.A1" office:value-type="string">
            <text:p text:style-name="P71"><draw:line text:anchor-type="paragraph" draw:z-index="38" draw:name="Shape3_33" draw:style-name="gr1" draw:text-style-name="P8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73"/>
          </table:table-cell>
          <table:table-cell table:style-name="Table1.A1" table:number-rows-spanned="2" office:value-type="string">
            <text:p text:style-name="P86"><draw:line text:anchor-type="paragraph" draw:z-index="39" draw:name="Shape3_34" draw:style-name="gr1" draw:text-style-name="P8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71"><draw:line text:anchor-type="paragraph" draw:z-index="40" draw:name="Shape3_35" draw:style-name="gr1" draw:text-style-name="P87" svg:x1="1.9563in" svg:y1="0.2067in" svg:x2="3.3689in" svg:y2="0.202in"><text:p/></draw:line><draw:line text:anchor-type="paragraph" draw:z-index="41" draw:name="Shape3_36" draw:style-name="gr1" draw:text-style-name="P8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73"/>
          </table:table-cell>
          <table:covered-table-cell/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6">စဥ်</text:p>
            <text:p text:style-name="P8"/>
          </table:table-cell>
          <table:table-cell table:style-name="Table3.A1" office:value-type="string">
            <text:p text:style-name="P36">လအမည်</text:p>
            <text:p text:style-name="P8"/>
          </table:table-cell>
          <table:table-cell table:style-name="Table3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8"/>
          </table:table-cell>
          <table:table-cell table:style-name="Table3.A1" office:value-type="string">
            <text:p text:style-name="P36">ပေးဆောင်သည့် </text:p>
            <text:p text:style-name="P36">အခွန်(ကျပ်)</text:p>
            <text:p text:style-name="P8"/>
          </table:table-cell>
          <table:table-cell table:style-name="Table3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8"/>
          </table:table-cell>
          <table:table-cell table:style-name="Table3.F1" office:value-type="string">
            <text:p text:style-name="P36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4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57"><text:text-input text:description="py3o://function=&quot;r.number_list(i)&quot;">sr</text:text-input></text:p>
          </table:table-cell>
          <table:table-cell table:style-name="Table3.A3" office:value-type="string">
            <text:p text:style-name="P55"><text:text-input text:description="py3o://function=&quot;r.month_list(i, r.month)&quot;">month</text:text-input></text:p>
          </table:table-cell>
          <table:table-cell table:style-name="Table3.A3" office:value-type="string">
            <text:p text:style-name="P58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8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9"/>
          </table:table-cell>
          <table:table-cell table:style-name="Table3.A2" office:value-type="string">
            <text:p text:style-name="P59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5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55">စုစုပေါင်း</text:p>
          </table:table-cell>
          <table:covered-table-cell/>
          <table:table-cell table:style-name="Table3.A3" office:value-type="string">
            <text:p text:style-name="P58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8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9"/>
          </table:table-cell>
          <table:table-cell table:style-name="Table3.A2" office:value-type="string">
            <text:p text:style-name="P6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8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5"><draw:line text:anchor-type="paragraph" draw:z-index="26" draw:name="Shape3_22" draw:style-name="gr1" draw:text-style-name="P8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8">နှုတ်ယူ</text:p>
            <text:p text:style-name="P48">ပေးသွင်းသူ </text:p>
            <text:p text:style-name="P47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7312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68"><draw:custom-shape text:anchor-type="paragraph" draw:z-index="3" draw:name="Shape2" draw:style-name="gr3" draw:text-style-name="P8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5" draw:name="Shape2_1" draw:style-name="gr2" draw:text-style-name="P8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2960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6" draw:name="Shape2_2" draw:style-name="gr2" draw:text-style-name="P8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9"><draw:custom-shape text:anchor-type="paragraph" draw:z-index="4" draw:name="Shape2_0" draw:style-name="gr2" draw:text-style-name="P8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27" draw:name="Shape3_23" draw:style-name="gr1" draw:text-style-name="P8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2"><draw:line text:anchor-type="paragraph" draw:z-index="19" draw:name="Shape3_5" draw:style-name="gr1" draw:text-style-name="P87" svg:x1="0.5429in" svg:y1="0.1638in" svg:x2="3.3665in" svg:y2="0.1638in"><text:p/></draw:line>လက်မှတ် <text:s/></text:p>
            <text:p text:style-name="P63">အမည် <text:s text:c="2"/><text:span text:style-name="T11"><text:user-field-get text:name="py3o.o.company_id.hr_head_id.name">hr_head</text:user-field-get></text:span></text:p>
            <text:p text:style-name="P64"><draw:line text:anchor-type="paragraph" draw:z-index="20" draw:name="Shape3_15" draw:style-name="gr1" draw:text-style-name="P87" svg:x1="0.4043in" svg:y1="-0.1098in" svg:x2="3.3559in" svg:y2="-0.1098in"><text:p/></draw:line><draw:line text:anchor-type="paragraph" draw:z-index="21" draw:name="Shape3_16" draw:style-name="gr1" draw:text-style-name="P8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3"><draw:line text:anchor-type="paragraph" draw:z-index="22" draw:name="Shape3_18" draw:style-name="gr1" draw:text-style-name="P8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1"><draw:line text:anchor-type="paragraph" draw:z-index="23" draw:name="Shape3_17" draw:style-name="gr1" draw:text-style-name="P8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3"><draw:line text:anchor-type="paragraph" draw:z-index="24" draw:name="Shape3_19" draw:style-name="gr1" draw:text-style-name="P8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25" draw:name="Shape3_21" draw:style-name="gr1" draw:text-style-name="P8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1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6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6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4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3"/>
      <text:p text:style-name="P5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M52S</meta:editing-duration>
    <meta:editing-cycles>1113</meta:editing-cycles>
    <dc:date>2022-12-01T00:10:50.545000000</dc:date>
    <meta:document-statistic meta:table-count="8" meta:image-count="0" meta:object-count="0" meta:page-count="3" meta:paragraph-count="95" meta:word-count="355" meta:character-count="2784" meta:non-whitespace-character-count="2336"/>
  </office:meta>
</office:document-meta>
</file>